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6156" calcext:value-type="float">
            <text:p>11.9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8524" calcext:value-type="float">
            <text:p>10.2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2892" calcext:value-type="float">
            <text:p>13.2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1035336667" calcext:value-type="float">
            <text:p>10.768103533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56427772" calcext:value-type="float">
            <text:p>10.925642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264759" calcext:value-type="float">
            <text:p>10.933264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13210569643" calcext:value-type="float">
            <text:p>11.4413210569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9870376552" calcext:value-type="float">
            <text:p>14.1429870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9330757586" calcext:value-type="float">
            <text:p>11.271933075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326531625" calcext:value-type="float">
            <text:p>9.9432653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2077227586" calcext:value-type="float">
            <text:p>9.991320772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2921911071" calcext:value-type="float">
            <text:p>10.1892921911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6895571931" calcext:value-type="float">
            <text:p>10.336895571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92135136923" calcext:value-type="float">
            <text:p>11.129213513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6417961724" calcext:value-type="float">
            <text:p>11.183641796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2883626087" calcext:value-type="float">
            <text:p>10.99728836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8399942273" calcext:value-type="float">
            <text:p>10.1718399942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4773652174" calcext:value-type="float">
            <text:p>10.2984773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16069836364" calcext:value-type="float">
            <text:p>10.87160698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1370425" calcext:value-type="float">
            <text:p>10.87137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30646" calcext:value-type="float">
            <text:p>10.65730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160375" calcext:value-type="float">
            <text:p>10.55516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127175" calcext:value-type="float">
            <text:p>10.5431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845774" calcext:value-type="float">
            <text:p>10.36845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6488875" calcext:value-type="float">
            <text:p>10.51648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12844" calcext:value-type="float">
            <text:p>10.531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993292" calcext:value-type="float">
            <text:p>10.639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5424" calcext:value-type="float">
            <text:p>10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5276" calcext:value-type="float">
            <text:p>16.30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00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0" meta:object-count="0"/>
    <meta:user-defined meta:name="AppVersion">3.0</meta:user-defined>
  </office:meta>
</office:document-meta>
</file>